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 fo:language="it" fo:country="IT"/>
    </style:style>
    <style:style style:name="P10" style:parent-style-name="Normal" style:family="paragraph">
      <style:text-properties fo:language="it" fo:country="IT"/>
    </style:style>
    <style:style style:name="P11" style:parent-style-name="Normal" style:family="paragraph">
      <style:text-properties fo:font-weight="bold" style:font-weight-asian="bold" style:font-weight-complex="bold" fo:language="it" fo:country="IT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text-properties text:display="none"/>
    </style:style>
    <style:style style:name="P25" style:parent-style-name="Normal" style:family="paragraph">
      <style:text-properties text:display="none"/>
    </style:style>
  </office:automatic-styles>
  <office:body>
    <office:text text:use-soft-page-breaks="true">
      <text:p text:style-name="P1">Hai detto:</text:p>
      <text:p text:style-name="Normal">Good morning, I have a problem. Can you help me, please?</text:p>
      <text:p text:style-name="P2">ChatGPT ha detto:</text:p>
      <text:p text:style-name="Normal">Of course! What seems to be the problem?</text:p>
      <text:p text:style-name="P3">Hai detto:</text:p>
      <text:p text:style-name="Normal">I'm sorry, but I don't have my boarding pass. Maybe I lost it.</text:p>
      <text:p text:style-name="P4">ChatGPT ha detto:</text:p>
      <text:p text:style-name="Normal">No worries, I<text:s/>can help with that. Could you please tell me your full name, your flight number, and where you're going?</text:p>
      <text:p text:style-name="P5">Hai detto:</text:p>
      <text:p text:style-name="Normal">Sure, the full name is<text:s/>[***NAME***] [***SURNAME***]<text:s/>and the flag number is BA449.</text:p>
      <text:p text:style-name="P6">ChatGPT ha detto:</text:p>
      <text:p text:style-name="Normal">Thank you,<text:s/>[***NAME***]. And could you please tell me your destination? Also, do you have your hotel booking or a reference code?</text:p>
      <text:p text:style-name="P7">Hai detto:</text:p>
      <text:p text:style-name="Normal">The destination is from Rome to London.</text:p>
      <text:p text:style-name="P8">ChatGPT ha detto:</text:p>
      <text:p text:style-name="Normal">Great, thank you. And do you have a hotel booking in London or a booking code you could share?</text:p>
      <text:p text:style-name="P9">Hai detto:</text:p>
      <text:p text:style-name="P10">Yes.</text:p>
      <text:p text:style-name="P11">ChatGPT ha detto:</text:p>
      <text:p text:style-name="Normal">Perfect! Could you please tell me the name of your hotel or the booking code?</text:p>
      <text:p text:style-name="P12">Hai detto:</text:p>
      <text:p text:style-name="Normal">The name of the hotel is Hotel Artemis London and the booking number is LON72315842.</text:p>
      <text:p text:style-name="P13">ChatGPT ha detto:</text:p>
      <text:p text:style-name="Normal">Thank you very much. One moment while I reissue your boarding pass... All done!</text:p>
      <text:p text:style-name="Normal">Would you like to check if your flight is still on time?</text:p>
      <text:soft-page-break/>
      <text:p text:style-name="P14">Hai detto:</text:p>
      <text:p text:style-name="Normal">Yes, if it's possible, it's perfect.</text:p>
      <text:p text:style-name="P15">ChatGPT ha detto:</text:p>
      <text:p text:style-name="Normal">Yes, of course! Your flight BA four four nine is scheduled to depart at ten twenty AM. You should go to Gate C six in Concourse C.</text:p>
      <text:p text:style-name="Normal">Would you like me to explain how to get there from where you are now?</text:p>
      <text:p text:style-name="P16">Hai detto:</text:p>
      <text:p text:style-name="Normal">Could you tell me how far is the gate from here, please?</text:p>
      <text:p text:style-name="P17">ChatGPT ha detto:</text:p>
      <text:p text:style-name="Normal">Sure! From here, you should first go past the security checkpoint. Then, follow the purple signs to Concourse C. Gate C six will be on your right, just past Gate C four.</text:p>
      <text:p text:style-name="Normal">It might take around seven to ten minutes. Would you like to stop anywhere on the way?</text:p>
      <text:p text:style-name="P18">Hai detto:</text:p>
      <text:p text:style-name="Normal">Now, I prefer going to the gate.</text:p>
      <text:p text:style-name="P19">ChatGPT ha detto:</text:p>
      <text:p text:style-name="Normal">That sounds like a good idea. You should arrive at the gate by ten oh five to be ready for boarding.</text:p>
      <text:p text:style-name="Normal">If you need anything else, I’m always here to help! Have a pleasant journey!</text:p>
      <text:p text:style-name="P20">Hai detto:</text:p>
      <text:p text:style-name="Normal">Is everything perfect? Thank you.</text:p>
      <text:p text:style-name="P21">ChatGPT ha detto:</text:p>
      <text:p text:style-name="Normal">Yes, everything is perfect now! You're all set for your flight. Safe travels to London!</text:p>
      <text:p text:style-name="P22">Hai detto:</text:p>
      <text:p text:style-name="Normal">Thank you and bye.</text:p>
      <text:p text:style-name="P23">ChatGPT ha detto:</text:p>
      <text:p text:style-name="Normal">You're very welcome. Bye for now, and enjoy your flight!</text:p>
      <text:p text:style-name="P24">Top of Form</text:p>
      <text:p text:style-name="P25">Bottom of Form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imone Spagnoli</meta:initial-creator>
    <dc:creator>Simone Spagnoli</dc:creator>
    <meta:creation-date>2025-06-16T12:25:00Z</meta:creation-date>
    <dc:date>2025-12-24T10:59:00Z</dc:date>
    <meta:template xlink:href="Normal" xlink:type="simple"/>
    <meta:editing-cycles>3</meta:editing-cycles>
    <meta:editing-duration>PT60S</meta:editing-duration>
    <meta:document-statistic meta:page-count="2" meta:paragraph-count="4" meta:word-count="334" meta:character-count="2236" meta:row-count="15" meta:non-whitespace-character-count="1906"/>
  </office:meta>
</office:document-meta>
</file>